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B90000012114EB4B77.png" manifest:media-type="image/png"/>
  <manifest:file-entry manifest:full-path="Pictures/100000010000041D000001DB94B0D497.png" manifest:media-type="image/png"/>
  <manifest:file-entry manifest:full-path="Pictures/10001EB70000819B00003A65E3238843.svg" manifest:media-type="image/svg+xml"/>
  <manifest:file-entry manifest:full-path="Pictures/10000000000008A80000067E94903FC7.jpg" manifest:media-type="image/jpeg"/>
  <manifest:file-entry manifest:full-path="Pictures/10000001000001090000006F65585C7C.png" manifest:media-type="image/png"/>
  <manifest:file-entry manifest:full-path="Pictures/100048B800001B6E00000B78D6AD0773.wmf" manifest:media-type="image/x-wmf"/>
  <manifest:file-entry manifest:full-path="Pictures/10000000000000080000000827EECF9B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Mono" svg:font-family="'Liberation Mono'" style:font-pitch="fixed"/>
    <style:font-face style:name="Liberation Mono1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, Arial" style:font-family-generic="swiss" style:font-pitch="variable"/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draw:fill-color="#b37509" draw:opacity="100%" draw:textarea-horizontal-align="justify" draw:textarea-vertical-align="middle" draw:auto-grow-height="false" fo:min-height="1.368cm" fo:min-width="1.118cm" draw:shadow-opacity="100%" style:writing-mode="lr-tb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4" style:family="graphic">
      <style:graphic-properties style:writing-mode="lr-tb" loext:decorative="false"/>
    </style:style>
    <style:style style:name="gr5" style:family="graphic" style:parent-style-name="standard">
      <style:graphic-properties svg:stroke-width="0.03cm" svg:stroke-color="#000000" draw:marker-start-width="0.295cm" draw:marker-end-width="0.295cm" draw:fill-color="#999999" draw:textarea-horizontal-align="justify" draw:textarea-vertical-align="middle" draw:auto-grow-height="false" fo:min-height="0.169cm" fo:min-width="0.305cm" fo:padding-top="0.14cm" fo:padding-bottom="0.14cm" fo:padding-left="0.265cm" fo:padding-right="0.265cm" loext:decorative="false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093cm" fo:min-width="0.335cm" loext:decorative="false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.335cm" loext:decorative="false"/>
    </style:style>
    <style:style style:name="gr8" style:family="graphic" style:parent-style-name="standard">
      <style:graphic-properties svg:stroke-width="0.03cm" svg:stroke-color="#000000" draw:marker-start-width="0.295cm" draw:marker-end-width="0.295cm" draw:fill-color="#999999" draw:textarea-horizontal-align="justify" draw:textarea-vertical-align="middle" draw:auto-grow-height="false" fo:min-height="0.423cm" fo:min-width="0.779cm" fo:padding-top="0.14cm" fo:padding-bottom="0.14cm" fo:padding-left="0.265cm" fo:padding-right="0.265cm" loext:decorative="false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326cm" fo:min-width="0.905cm" loext:decorative="false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134cm" fo:min-width="1.019cm" loext:decorative="false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.339cm" loext:decorative="false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1.065cm" loext:decorative="false"/>
    </style:style>
    <style:style style:name="pr1" style:family="presentation" style:parent-style-name="master1_5f_-title" style:list-style-name="L1">
      <style:graphic-properties fo:min-height="3.477cm" loext:decorative="false"/>
      <style:paragraph-properties style:writing-mode="lr-tb"/>
    </style:style>
    <style:style style:name="pr2" style:family="presentation" style:parent-style-name="master1_5f_-notes">
      <style:graphic-properties draw:fill-color="#ffffff" fo:min-height="14.431cm" loext:decorative="false"/>
      <style:paragraph-properties style:writing-mode="lr-tb"/>
    </style:style>
    <style:style style:name="pr3" style:family="presentation" style:parent-style-name="master-title">
      <style:graphic-properties draw:auto-grow-height="true" fo:min-height="1.741cm" loext:decorative="false"/>
      <style:paragraph-properties style:writing-mode="lr-tb"/>
    </style:style>
    <style:style style:name="pr4" style:family="presentation" style:parent-style-name="master-outline1">
      <style:graphic-properties fo:min-height="1.857cm" loext:decorative="false"/>
      <style:paragraph-properties style:writing-mode="lr-tb"/>
    </style:style>
    <style:style style:name="pr5" style:family="presentation" style:parent-style-name="master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master-notes">
      <style:graphic-properties draw:fill-color="#ffffff" draw:auto-grow-height="true" fo:min-height="14.521cm" loext:decorative="false"/>
      <style:paragraph-properties style:writing-mode="lr-tb"/>
    </style:style>
    <style:style style:name="pr7" style:family="presentation" style:parent-style-name="master-title">
      <style:graphic-properties fo:min-height="1.741cm" loext:decorative="false"/>
      <style:paragraph-properties style:writing-mode="lr-tb"/>
    </style:style>
    <style:style style:name="pr8" style:family="presentation" style:parent-style-name="master-outline1">
      <style:graphic-properties fo:min-height="14.15cm" loext:decorative="false"/>
      <style:paragraph-properties style:writing-mode="lr-tb"/>
    </style:style>
    <style:style style:name="pr9" style:family="presentation" style:parent-style-name="master-notes">
      <style:graphic-properties draw:fill-color="#ffffff" fo:min-height="13.364cm" loext:decorative="false"/>
      <style:paragraph-properties style:writing-mode="lr-tb"/>
    </style:style>
    <style:style style:name="pr10" style:family="presentation" style:parent-style-name="master-notes">
      <style:graphic-properties draw:fill-color="#ffffff" draw:auto-grow-height="true" fo:min-height="13.611cm" loext:decorative="false"/>
      <style:paragraph-properties style:writing-mode="lr-tb"/>
    </style:style>
    <style:style style:name="pr11" style:family="presentation" style:parent-style-name="master-notes">
      <style:graphic-properties draw:fill-color="#ffffff" draw:auto-grow-height="true" fo:min-height="13.479cm" loext:decorative="false"/>
      <style:paragraph-properties style:writing-mode="lr-tb"/>
    </style:style>
    <style:style style:name="pr12" style:family="presentation" style:parent-style-name="master-title">
      <style:graphic-properties draw:auto-grow-height="true" fo:min-height="1.737cm" loext:decorative="false"/>
      <style:paragraph-properties style:writing-mode="lr-tb"/>
    </style:style>
    <style:style style:name="pr13" style:family="presentation" style:parent-style-name="master-outline1">
      <style:graphic-properties loext:decorative="false"/>
      <style:paragraph-properties style:writing-mode="lr-tb"/>
    </style:style>
    <style:style style:name="pr14" style:family="presentation" style:parent-style-name="master-notes">
      <style:graphic-properties draw:fill-color="#ffffff" fo:min-height="15.121cm" loext:decorative="false"/>
      <style:paragraph-properties style:writing-mode="lr-tb"/>
    </style:style>
    <style:style style:name="pr15" style:family="presentation" style:parent-style-name="master-outline1" style:list-style-name="L4">
      <style:graphic-properties fo:min-height="14.15cm" loext:decorative="false"/>
      <style:paragraph-properties style:writing-mode="lr-tb"/>
    </style:style>
    <style:style style:name="pr16" style:family="presentation" style:parent-style-name="master-notes">
      <style:graphic-properties draw:fill-color="#ffffff" fo:min-height="14.024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ffffff" loext:opacity="100%" style:font-name="Liberation Sans1"/>
    </style:style>
    <style:style style:name="P3" style:family="paragraph"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4" style:family="paragraph">
      <loext:graphic-properties draw:fill-color="#b37509" draw:opacity="100%"/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indent="0cm"/>
      <style:text-properties fo:color="#c5000b" loext:opacity="100%" fo:font-size="20pt"/>
    </style:style>
    <style:style style:name="P8" style:family="paragraph">
      <style:paragraph-properties fo:margin-top="0cm" fo:margin-bottom="0.4cm"/>
    </style:style>
    <style:style style:name="P9" style:family="paragraph">
      <style:text-properties fo:color="#000000" loext:opacity="100%" fo:font-size="28pt" style:font-size-asian="28pt" style:font-size-complex="2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color="#000000" loext:opacity="100%"/>
    </style:style>
    <style:style style:name="P12" style:family="paragraph">
      <style:paragraph-properties fo:margin-top="0cm" fo:margin-bottom="0.5cm"/>
    </style:style>
    <style:style style:name="P13" style:family="paragraph">
      <style:paragraph-properties fo:margin-top="0cm" fo:margin-bottom="0.2cm"/>
    </style:style>
    <style:style style:name="P14" style:family="paragraph">
      <style:paragraph-properties fo:margin-left="0cm" fo:margin-right="0cm" fo:margin-top="0cm" fo:margin-bottom="0.2cm" fo:text-indent="-0.61cm"/>
    </style:style>
    <style:style style:name="P15" style:family="paragraph">
      <loext:graphic-properties draw:fill-color="#ffffff"/>
      <style:paragraph-properties fo:margin-left="0cm" fo:margin-right="0cm" fo:margin-top="0cm" fo:margin-bottom="0.2cm" fo:text-indent="-0.61cm"/>
      <style:text-properties style:font-name="Liberation Sans1" fo:font-size="14pt" style:font-size-asian="14pt" style:font-size-complex="14pt"/>
    </style:style>
    <style:style style:name="P16" style:family="paragraph">
      <loext:graphic-properties draw:fill="none"/>
      <style:paragraph-properties fo:text-align="start"/>
      <style:text-properties style:font-name="Liberation Mono1" fo:font-size="18pt"/>
    </style:style>
    <style:style style:name="P17" style:family="paragraph">
      <style:paragraph-properties fo:margin-top="0cm" fo:margin-bottom="0.3cm"/>
    </style:style>
    <style:style style:name="P18" style:family="paragraph">
      <style:paragraph-properties fo:margin-left="0cm" fo:margin-right="0cm" fo:margin-top="0cm" fo:margin-bottom="0.2cm" fo:text-indent="-0.6cm"/>
    </style:style>
    <style:style style:name="P19" style:family="paragraph">
      <loext:graphic-properties draw:fill-color="#ffffff"/>
      <style:paragraph-properties fo:margin-left="0cm" fo:margin-right="0cm" fo:margin-top="0cm" fo:margin-bottom="0.2cm" fo:text-indent="-0.6cm"/>
      <style:text-properties style:font-name="Liberation Sans1" fo:font-size="14pt" style:font-size-asian="14pt" style:font-size-complex="14pt"/>
    </style:style>
    <style:style style:name="P20" style:family="paragraph">
      <style:paragraph-properties fo:margin-top="0cm" fo:margin-bottom="0.1cm" loext:tab-stop-distance="0cm">
        <style:tab-stops>
          <style:tab-stop style:position="10.685cm"/>
        </style:tab-stops>
      </style:paragraph-properties>
    </style:style>
    <style:style style:name="P21" style:family="paragraph">
      <style:paragraph-properties fo:margin-top="0cm" fo:margin-bottom="0.7cm" loext:tab-stop-distance="0cm">
        <style:tab-stops>
          <style:tab-stop style:position="10.685cm"/>
        </style:tab-stops>
      </style:paragraph-properties>
    </style:style>
    <style:style style:name="P22" style:family="paragraph">
      <style:paragraph-properties fo:margin-top="0cm" fo:margin-bottom="0.406cm"/>
    </style:style>
    <style:style style:name="P23" style:family="paragraph">
      <loext:graphic-properties draw:fill-color="#ffffff"/>
    </style:style>
    <style:style style:name="P24" style:family="paragraph">
      <style:text-properties fo:color="#000000" loext:opacity="100%" fo:font-size="26pt" style:font-size-asian="26pt" style:font-size-complex="26pt"/>
    </style:style>
    <style:style style:name="P25" style:family="paragraph">
      <loext:graphic-properties draw:fill-color="#999999"/>
      <style:paragraph-properties fo:text-align="center"/>
    </style:style>
    <style:style style:name="P26" style:family="paragraph">
      <loext:graphic-properties draw:fill-color="#ffffff"/>
      <style:paragraph-properties fo:text-align="center"/>
    </style:style>
    <style:style style:name="P27" style:family="paragraph">
      <loext:graphic-properties draw:fill-color="#ffffff"/>
      <style:paragraph-properties fo:margin-left="0cm" fo:margin-right="0cm" fo:margin-top="0cm" fo:margin-bottom="0.2cm" fo:text-indent="-0.6cm"/>
      <style:text-properties style:font-name="Liberation Mono" fo:font-size="14pt" style:font-size-asian="14pt" style:font-size-complex="14pt"/>
    </style:style>
    <style:style style:name="P28" style:family="paragraph">
      <style:paragraph-properties fo:margin-top="0cm" fo:margin-bottom="0.2cm"/>
      <style:text-properties fo:color="#000000" loext:opacity="100%" fo:font-size="26pt" style:font-size-asian="26pt" style:font-size-complex="26pt"/>
    </style:style>
    <style:style style:name="P29" style:family="paragraph">
      <style:paragraph-properties fo:margin-left="0cm" fo:margin-right="0cm" fo:margin-top="0cm" fo:margin-bottom="0.2cm" fo:text-indent="0cm"/>
    </style:style>
    <style:style style:name="P30" style:family="paragraph">
      <style:paragraph-properties fo:margin-left="0cm" fo:margin-right="0cm" fo:margin-top="0cm" fo:margin-bottom="0.2cm" fo:text-indent="0cm" loext:tab-stop-distance="0cm">
        <style:tab-stops>
          <style:tab-stop style:position="9.497cm"/>
        </style:tab-stops>
      </style:paragraph-properties>
    </style:style>
    <style:style style:name="P31" style:family="paragraph">
      <loext:graphic-properties draw:fill-color="#ffffff"/>
      <style:paragraph-properties fo:margin-left="0cm" fo:margin-right="0cm" fo:margin-top="0cm" fo:margin-bottom="0.2cm" fo:text-indent="0cm"/>
      <style:text-properties fo:color="#000000" loext:opacity="100%" style:font-name="Liberation Sans" fo:font-size="14pt" style:font-size-asian="14pt" style:font-size-complex="14pt"/>
    </style:style>
    <style:style style:name="T1" style:family="text">
      <style:text-properties fo:color="#ffffff" loext:opacity="100%" style:font-name="Liberation Sans1" fo:font-size="32pt" fo:language="ru" fo:country="RU" style:font-size-asian="32pt" style:font-size-complex="32pt"/>
    </style:style>
    <style:style style:name="T2" style:family="text">
      <style:text-properties fo:color="#ffffff" loext:opacity="100%" style:font-name="Liberation Sans1" fo:language="ru" fo:country="RU"/>
    </style:style>
    <style:style style:name="T3" style:family="text"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loext:opacity="100%" fo:font-size="14pt" fo:language="ru" fo:country="RU" fo:font-weight="bold" style:font-size-asian="14pt" style:font-weight-asian="bold" style:font-size-complex="14pt" style:font-weight-complex="bold"/>
    </style:style>
    <style:style style:name="T5" style:family="text">
      <style:text-properties style:font-name="Liberation Sans5" fo:font-size="14pt" fo:language="ru" fo:country="RU" style:font-name-asian="Liberation Sans5" style:font-size-asian="14pt" style:font-name-complex="Liberation Sans5" style:font-size-complex="14pt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style:font-name="Liberation Sans4" fo:font-size="14pt" fo:language="ru" fo:country="RU" style:font-name-asian="Liberation Sans4" style:font-size-asian="14pt" style:font-name-complex="Liberation Sans4" style:font-size-complex="14pt"/>
    </style:style>
    <style:style style:name="T8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language="ru" fo:country="RU"/>
    </style:style>
    <style:style style:name="T11" style:family="text">
      <style:text-properties fo:color="#000000" loext:opacity="100%" fo:font-size="28pt" fo:language="ru" fo:country="RU" style:font-size-asian="28pt" style:font-size-complex="28pt"/>
    </style:style>
    <style:style style:name="T12" style:family="text">
      <style:text-properties fo:color="#000000" loext:opacity="100%" fo:language="ru" fo:country="RU"/>
    </style:style>
    <style:style style:name="T13" style:family="text">
      <style:text-properties fo:color="#000000" loext:opacity="100%" fo:font-size="22pt" fo:language="ru" fo:country="RU" style:font-size-asian="22pt" style:font-size-complex="22pt"/>
    </style:style>
    <style:style style:name="T14" style:family="text">
      <style:text-properties fo:color="#000000" loext:opacity="100%" fo:font-size="26pt" fo:language="ru" fo:country="RU" style:font-size-asian="26pt" style:font-size-complex="26pt"/>
    </style:style>
    <style:style style:name="T15" style:family="text">
      <style:text-properties fo:color="#000000" loext:opacity="100%" fo:font-size="20pt" fo:language="ru" fo:country="RU" style:font-size-asian="20pt" style:font-size-complex="20pt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Liberation Sans1" fo:font-size="14pt" fo:language="ru" fo:country="RU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language="ru" fo:country="RU" fo:font-style="normal" fo:text-shadow="none" style:text-underline-style="solid" style:text-underline-width="auto" style:text-underline-color="font-color" fo:font-weight="normal" style:letter-kerning="true" style:font-name-asian="Droid Sans Fallback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Liberation Mono1" fo:font-size="18pt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solid" style:text-underline-width="auto" style:text-underline-color="font-color" fo:font-weight="normal" style:letter-kerning="true" style:font-name-asian="Droid Sans Fallback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loext:opacity="100%" style:font-name="Liberation Sans1" fo:font-size="14pt" fo:language="ru" fo:country="RU"/>
    </style:style>
    <style:style style:name="T23" style:family="text">
      <style:text-properties fo:color="#000000" loext:opacity="100%" style:font-name="Liberation Sans1" fo:font-size="14pt" fo:language="ru" fo:country="RU" style:text-underline-style="solid" style:text-underline-width="auto" style:text-underline-color="font-color"/>
    </style:style>
    <style:style style:name="T24" style:family="text">
      <style:text-properties fo:color="#000000" loext:opacity="100%" style:font-name="Liberation Serif" fo:font-size="26pt" fo:language="ru" fo:country="RU" style:font-size-asian="26pt" style:font-size-complex="26pt"/>
    </style:style>
    <style:style style:name="T25" style:family="text">
      <style:text-properties fo:color="#000000" loext:opacity="100%" style:font-name="Liberation Serif" fo:font-size="28pt" fo:language="ru" fo:country="RU" style:font-size-asian="28pt" style:font-size-complex="28pt"/>
    </style:style>
    <style:style style:name="T26" style:family="text">
      <style:text-properties fo:color="#000000" loext:opacity="100%" style:font-name="Liberation Serif" fo:font-size="22pt" fo:language="ru" fo:country="RU" fo:font-style="normal" style:font-size-asian="22pt" style:font-style-asian="normal" style:font-size-complex="22pt" style:font-style-complex="normal"/>
    </style:style>
    <style:style style:name="T27" style:family="text">
      <style:text-properties style:font-name="Liberation Sans1" fo:font-size="14pt" fo:language="ru" fo:country="RU" style:font-size-asian="14pt" style:font-size-complex="14pt"/>
    </style:style>
    <style:style style:name="T28" style:family="text">
      <style:text-properties style:font-name="Liberation Sans1" fo:font-size="14pt" fo:language="ru" fo:country="RU" fo:font-style="italic" style:font-size-asian="14pt" style:font-style-asian="italic" style:font-size-complex="14pt" style:font-style-complex="italic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language="ru" fo:country="RU" fo:font-style="normal" fo:text-shadow="none" style:text-underline-style="solid" style:text-underline-width="auto" style:text-underline-color="font-color" fo:font-weight="normal" style:letter-kerning="true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0000" loext:opacity="100%" style:font-name="Liberation Mono" fo:font-size="18pt" fo:language="ru" fo:country="RU" style:font-size-asian="18pt" style:font-size-complex="18pt"/>
    </style:style>
    <style:style style:name="T32" style:family="text">
      <style:text-properties fo:color="#000000" loext:opacity="100%" style:font-name="Liberation Mono" fo:font-size="18pt" fo:language="ru" fo:country="RU" fo:font-style="italic" style:font-size-asian="18pt" style:font-style-asian="italic" style:font-size-complex="18pt" style:font-style-complex="italic"/>
    </style:style>
    <style:style style:name="T33" style:family="text">
      <style:text-properties fo:color="#000000" loext:opacity="100%" style:font-name="Liberation Serif" fo:font-size="22pt" fo:language="ru" fo:country="RU" fo:font-style="italic" style:font-size-asian="22pt" style:font-style-asian="italic" style:font-size-complex="22pt" style:font-style-complex="italic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language="ru" fo:country="RU" fo:font-style="italic" fo:text-shadow="none" style:text-underline-style="none" fo:font-weight="normal" style:letter-kerning="true" style:font-name-asian="Droid Sans Fallback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language="ru" fo:country="RU" fo:font-style="italic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text-outline="false" style:text-line-through-style="none" style:text-line-through-type="none" style:font-name="Liberation Serif1" fo:font-size="28pt" fo:language="ru" fo:country="RU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loext:opacity="100%" style:text-outline="false" style:text-line-through-style="none" style:text-line-through-type="none" style:font-name="Liberation Serif1" fo:font-size="22pt" fo:language="ru" fo:country="RU" fo:font-style="normal" fo:text-shadow="none" style:text-underline-style="none" fo:font-weight="normal" style:letter-kerning="true" style:font-name-asian="Droid Sans Fallback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loext:opacity="100%" style:text-outline="false" style:text-line-through-style="none" style:text-line-through-type="none" style:font-name="Liberation Serif1" fo:font-size="28pt" fo:language="ru" fo:country="RU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0000" loext:opacity="100%" fo:font-size="6pt" fo:language="ru" fo:country="RU" style:font-size-asian="6pt" style:font-size-complex="6pt"/>
    </style:style>
    <style:style style:name="T41" style:family="text">
      <style:text-properties fo:font-size="14pt" style:font-size-asian="14pt" style:font-size-complex="14pt"/>
    </style:style>
    <style:style style:name="T42" style:family="text">
      <style:text-properties fo:color="#000000" loext:opacity="100%" style:font-name="Liberation Mono" fo:font-size="12pt" fo:language="ru" fo:country="RU" fo:font-style="normal" style:font-name-asian="Liberation Serif2" style:font-size-asian="12pt" style:font-style-asian="normal" style:font-name-complex="Liberation Serif2" style:font-size-complex="12pt" style:font-style-complex="normal"/>
    </style:style>
    <style:style style:name="T43" style:family="text">
      <style:text-properties fo:color="#000000" loext:opacity="100%" style:font-name="Liberation Sans" fo:font-size="14pt" fo:language="ru" fo:country="RU" fo:font-style="normal" style:font-name-asian="Liberation Serif2" style:font-size-asian="14pt" style:font-style-asian="normal" style:font-name-complex="Liberation Serif2" style:font-size-complex="14pt" style:font-style-complex="normal"/>
    </style:style>
    <style:style style:name="T44" style:family="text">
      <style:text-properties fo:color="#000000" loext:opacity="100%" style:font-name="Liberation Sans" fo:font-size="14pt" fo:language="ru" fo:country="RU" style:font-size-asian="14pt" style:font-size-complex="14pt"/>
    </style:style>
    <style:style style:name="T45" style:family="text">
      <style:text-properties fo:color="#000000" loext:opacity="100%" style:font-name="Liberation Sans" fo:font-size="6pt" fo:language="ru" fo:country="RU" style:font-size-asian="6pt" style:font-size-complex="6pt"/>
    </style:style>
    <style:style style:name="T46" style:family="text">
      <style:text-properties fo:color="#000000" loext:opacity="100%" style:font-name="Liberation Mono" fo:font-size="12pt" fo:language="ru" fo:country="RU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_5f_" presentation:presentation-page-layout-name="AL1T1">
        <office:forms form:automatic-focus="false" form:apply-design-mode="false"/>
        <draw:frame presentation:style-name="pr1" draw:text-style-name="P2" draw:layer="layout" svg:width="26.256cm" svg:height="3.477cm" svg:x="1.43cm" svg:y="0.76cm" presentation:class="title" presentation:user-transformed="true">
          <draw:text-box>
            <text:p text:style-name="P1"><text:span text:style-name="T1">PL/pgSQL</text:span><text:span text:style-name="T2"><text:line-break/></text:span><text:span text:style-name="T2">Выполнение запросов</text:span></text:p>
          </draw:text-box>
        </draw:frame>
        <draw:custom-shape draw:style-name="gr1" draw:text-style-name="P4" draw:layer="layout" svg:width="2.286cm" svg:height="2.286cm" svg:x="24.622cm" svg:y="17.68cm">
          <text:p text:style-name="P3"><text:span text:style-name="T3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5cm" svg:height="11.14cm" svg:x="3.08cm" svg:y="2.26cm" draw:page-number="1" presentation:class="page"/>
          <draw:frame presentation:style-name="pr2" draw:text-style-name="P7" draw:layer="layout" svg:width="16.799cm" svg:height="14.431cm" svg:x="2.101cm" svg:y="14.108cm">
            <draw:text-box>
              <text:p text:style-name="P5"><text:span text:style-name="T4">Авторские права</text:span></text:p>
              <text:p text:style-name="P5"><text:span text:style-name="T5">©</text:span><text:span text:style-name="T6"> Postgres Professional, 2017</text:span><text:span text:style-name="T7">–</text:span><text:span text:style-name="T6">2024</text:span></text:p>
              <text:p text:style-name="P5"><text:span text:style-name="T6">Авторы: Егор Рогов, Павел Лузанов, Илья Баштанов, Игорь Гнатюк</text:span></text:p>
              <text:p text:style-name="P5"><text:span text:style-name="T7">Фото: Олег Бартунов (монастырь Пху и пик Бхрикути, Непал)</text:span></text:p>
              <text:p text:style-name="P5"><text:span text:style-name="T6"/></text:p>
              <text:p text:style-name="P5"><text:span text:style-name="T8">Использование материалов курса</text:span></text:p>
              <text:p text:style-name="P5"><text:span text:style-name="T6">Некоммерческое использование материалов курса (презентации, демонстрации) разрешается без ограничений. Коммерческое использование возможно только с письменного разрешения компании Postgres Professional. Запрещается внесение изменений в материалы курса.</text:span></text:p>
              <text:p text:style-name="P5"><text:span text:style-name="T6"/></text:p>
              <text:p text:style-name="P5"><text:span text:style-name="T8">Обратная</text:span><text:span text:style-name="T9"> </text:span><text:span text:style-name="T8">связь</text:span></text:p>
              <text:p text:style-name="P6"><text:span text:style-name="T6">Отзывы, замечания и предложения направляйте по адресу: </text:span><text:span text:style-name="T6"><text:a xlink:href="mailto:edu@postgrespro.ru" xlink:type="simple">edu@postgrespro.ru</text:a></text:span></text:p>
              <text:p text:style-name="P5"><text:span text:style-name="T6"/></text:p>
              <text:p text:style-name="P5"><text:span text:style-name="T8">Отказ от ответственности</text:span></text:p>
              <text:p text:style-name="P5"><text:span text:style-name="T6">Компания Postgres Professional не несет никакой ответственности за любые повреждения и убытки, включая потерю дохода, нанесенные прямым или непрямым, специальным или случайным использованием материалов курса. Компания Postgres Professional не предоставляет каких-либо гарантий на материалы курса. Материалы курса предоставляются на основе принципа «как есть» и компания Postgres Professional не обязана предоставлять сопровождение, поддержку, обновления, расширения и изменения. </text:span></text:p>
            </draw:text-box>
          </draw:frame>
        </presentation:notes>
      </draw:page>
      <draw:page draw:name="page2" draw:style-name="dp1" draw:master-page-name="master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Темы</text:span></text:p>
          </draw:text-box>
        </draw:frame>
        <draw:frame presentation:style-name="pr4" draw:text-style-name="P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1">Использование команд SQL в коде PL/pgSQL</text:span></text:p>
              </text:list-item>
              <text:list-item>
                <text:p text:style-name="P8"><text:span text:style-name="T11">Устранение неоднозначностей именования</text:span></text:p>
              </text:list-item>
              <text:list-item>
                <text:p text:style-name="P8"><text:span text:style-name="T11">Проверка статуса команды</text:span></text:p>
              </text:list-item>
              <text:list-item>
                <text:p text:style-name="P8"><text:span text:style-name="T11">Табличные функции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aster" presentation:presentation-page-layout-name="AL1T1">
        <office:forms form:automatic-focus="false" form:apply-design-mode="false"/>
        <draw:frame presentation:style-name="pr3" draw:text-style-name="P11" draw:layer="layout" svg:width="19.8cm" svg:height="1.741cm" svg:x="1.2cm" svg:y="0.737cm" presentation:class="title" presentation:user-transformed="true">
          <draw:text-box>
            <text:p><text:span text:style-name="T12">Команды без результата</text:span></text:p>
          </draw:text-box>
        </draw:frame>
        <draw:frame presentation:style-name="pr4" draw:text-style-name="P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1">Команды SQL встраиваются в код PL/pgSQL</text:span></text:p>
                <text:list>
                  <text:list-item>
                    <text:p text:style-name="P12"><text:span text:style-name="T13">как и в выражениях:</text:span><text:span text:style-name="T13"><text:line-break/></text:span><text:span text:style-name="T13">запрос подготавливается,</text:span><text:span text:style-name="T13"><text:line-break/></text:span><text:span text:style-name="T13">переменные PL/pgSQL подставляются как параметры</text:span></text:p>
                  </text:list-item>
                </text:list>
              </text:list-item>
              <text:list-item>
                <text:p text:style-name="P8"><text:span text:style-name="T14">SELECT → PERFORM</text:span></text:p>
                <text:list>
                  <text:list-item>
                    <text:p text:style-name="P13"><text:span text:style-name="T13">удобно для вызова функций с побочными эффектами</text:span></text:p>
                  </text:list-item>
                  <text:list-item>
                    <text:p text:style-name="P12"><text:span text:style-name="T13">запросы, начинающиеся на </text:span><text:span text:style-name="T15">WITH</text:span><text:span text:style-name="T13">, надо «оборачивать» в </text:span><text:span text:style-name="T15">SELECT</text:span></text:p>
                  </text:list-item>
                </text:list>
              </text:list-item>
              <text:list-item>
                <text:p text:style-name="P8"><text:span text:style-name="T14">INSERT, UPDATE, DELETE </text:span><text:span text:style-name="T11">и другие команды </text:span><text:span text:style-name="T14">SQL</text:span></text:p>
                <text:list>
                  <text:list-item>
                    <text:p text:style-name="P13"><text:span text:style-name="T13">кроме служебных команд</text:span></text:p>
                  </text:list-item>
                  <text:list-item>
                    <text:p><text:span text:style-name="T13">управление транзакциями — только в процедурах и анонимных блоках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15" draw:layer="layout" svg:width="16.713cm" svg:height="14.521cm" svg:x="2.1cm" svg:y="14.207cm" presentation:class="notes" presentation:user-transformed="true">
            <draw:text-box>
              <text:p text:style-name="P14"><text:span text:style-name="T16">Как мы уже видели в предыдущей теме, PL/pgSQL очень тесно интегрирован с SQL. В частности, все выражения вычисляются</text:span><text:span text:style-name="T16"><text:line-break/></text:span><text:span text:style-name="T16">с помощью подготовленных SQL-операторов. В выражениях можно использовать переменные PL/pgSQL и параметры подпрограмм — они автоматически подставляются в запрос в виде параметров.</text:span></text:p>
              <text:p text:style-name="P14"><text:span text:style-name="T17">Внутри кода на PL/pgSQL можно выполнять и отдельные SQL-запросы. Чтобы выполнить запрос, не возвращающий результат (INSERT, UPDATE, DELETE, CREATE, DROP и т. п.), достаточно просто написать команду SQL внутри кода на PL/pgSQL как отдельный оператор.</text:span></text:p>
              <text:p text:style-name="P14"><text:span text:style-name="T18">Как и выражения, команды подготавливаются, а </text:span><text:span text:style-name="T17">переменные PL/pgSQL становятся параметрами. Это <text:s/>позволяет закешировать разобранный (или спланированный) запрос.</text:span></text:p>
              <text:p text:style-name="P14"><text:span text:style-name="T17">Таким же образом можно вызвать и обычный запрос SELECT, а если его результат не важен — тогда ключевое слово SELECT надо заменить на PERFORM. Это удобно для вызова функций с побочным эффектом. Если запрос начинается с WITH, его необходимо «обернуть» в SELECT (чтобы в конечном итоге запрос начинался</text:span><text:span text:style-name="T17"><text:line-break/></text:span><text:span text:style-name="T17">на PERFORM).</text:span></text:p>
              <text:p text:style-name="P14"><text:span text:style-name="T17">Напомним также, что в подпрограммах нельзя использовать служебные команды, такие как VACUUM, REINDEX и т. п.</text:span></text:p>
              <text:p text:style-name="P14"><text:span text:style-name="T17">Команды COMMIT и ROLLBACK допускаются только в процедурах</text:span><text:span text:style-name="T17"><text:line-break/></text:span><text:span text:style-name="T17">и в анонимных блоках кода (выполняемых SQL-командой DO).</text:span></text:p>
              <text:p><text:span text:style-name="T19"><text:a xlink:href="https://postgrespro.ru/docs/postgresql/16/plpgsql-statements#PLPGSQL-STATEMENTS-GENERAL-SQL" xlink:type="simple">https://postgrespro.ru/docs/postgresql/16/plpgsql-statements#PLPGSQL-STATEMENTS-GENERAL-SQL</text:a></text:span></text:p>
              <text:p><text:span text:style-name="T18"/></text:p>
            </draw:text-box>
          </draw:frame>
        </presentation:notes>
      </draw:page>
      <draw:page draw:name="page4" draw:style-name="dp1" draw:master-page-name="master" presentation:presentation-page-layout-name="AL1T1">
        <office:forms form:automatic-focus="false" form:apply-design-mode="false"/>
        <draw:frame presentation:style-name="pr7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8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16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20"/></text:p>
            <text:p text:style-name="P1"><text:span text:style-name="T20"/></text:p>
            <text:p text:style-name="P1"><text:span text:style-name="T20"/></text:p>
            <text:p text:style-name="P1"><text:span text:style-name="T20"><text:s text:c="11"/></text:span><text:span text:style-name="T20">$ psql</text:span></text:p>
            <text:p text:style-name="P1"><text:span text:style-name="T20"><text:s text:c="11"/></text:span><text:span text:style-name="T20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" presentation:presentation-page-layout-name="AL1T1">
        <office:forms form:automatic-focus="false" form:apply-design-mode="false"/>
        <draw:frame presentation:style-name="pr3" draw:text-style-name="P11" draw:layer="layout" svg:width="19.8cm" svg:height="1.741cm" svg:x="1.2cm" svg:y="0.737cm" presentation:class="title" presentation:user-transformed="true">
          <draw:text-box>
            <text:p><text:span text:style-name="T12">Одна строка результата</text:span></text:p>
          </draw:text-box>
        </draw:frame>
        <draw:frame presentation:style-name="pr4" draw:text-style-name="P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4">SELECT … INTO</text:span></text:p>
                <text:list>
                  <text:list-item>
                    <text:p text:style-name="P17"><text:span text:style-name="T13">получение первой по порядку строки результата</text:span></text:p>
                  </text:list-item>
                  <text:list-item>
                    <text:p text:style-name="P12"><text:span text:style-name="T13">одна переменная составного типа</text:span><text:span text:style-name="T13"><text:line-break/></text:span><text:span text:style-name="T13">или подходящее количество скалярных переменных</text:span></text:p>
                  </text:list-item>
                </text:list>
              </text:list-item>
              <text:list-item>
                <text:p text:style-name="P8"><text:span text:style-name="T14">INSERT, UPDATE, DELETE RETURNING … INTO</text:span></text:p>
                <text:list>
                  <text:list-item>
                    <text:p text:style-name="P17"><text:span text:style-name="T13">получение вставленной (измененной, удаленной) строки</text:span></text:p>
                  </text:list-item>
                  <text:list-item>
                    <text:p><text:span text:style-name="T13">одна переменная составного типа</text:span><text:span text:style-name="T13"><text:line-break/></text:span><text:span text:style-name="T13">или подходящее количество скалярных переменных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0" draw:text-style-name="P15" draw:layer="layout" svg:width="16.713cm" svg:height="13.611cm" svg:x="2.1cm" svg:y="14.207cm" presentation:class="notes" presentation:user-transformed="true">
            <draw:text-box>
              <text:p text:style-name="P14"><text:span text:style-name="T16">Если результат запроса важен, его можно получить с помощью фразы INTO в одну переменную составного типа или в несколько скалярных переменных. Если запрос возвращает несколько строк, в переменную попадет только первая из них (порядок можно гарантировать фразой ORDER BY). Если запрос не возвращает ни одной строки, переменная получит неопределенное значение.</text:span></text:p>
              <text:p text:style-name="P14"><text:span text:style-name="T17">Аналогично можно использовать команды INSERT, UPDATE, DELETE</text:span><text:span text:style-name="T17"><text:line-break/></text:span><text:span text:style-name="T17">с фразой RETURNING. Отличие состоит в том, что эти команды не должны возвращать более одной строки — это приведет к ошибке, так как нет способа указать, какая из строк считается «первой».</text:span></text:p>
              <text:p><text:span text:style-name="T21"><text:a xlink:href="https://postgrespro.ru/docs/postgresql/16/plpgsql-statements#PLPGSQL-STATEMENTS-SQL-ONEROW" xlink:type="simple">https://postgrespro.ru/docs/postgresql/16/plpgsql-statements#PLPGSQL-STATEMENTS-SQL-ONEROW</text:a></text:span></text:p>
              <text:p><text:span text:style-name="T16"/></text:p>
              <text:p text:style-name="P14"><text:span text:style-name="T22">Если запрос возвращает несколько строк, из которых используется только одна, это скорее всего говорит о том, что запрос написан неправильно. PL/pgSQL может сообщать о такой подозрительной ситуации (и о некоторых других).</text:span></text:p>
              <text:p text:style-name="P14"><text:span text:style-name="T23"><text:a xlink:href="https://postgrespro.ru/docs/postgresql/16/plpgsql-development-tips#PLPGSQL-EXTRA-CHECKS" xlink:type="simple">https://postgrespro.ru/docs/postgresql/16/plpgsql-development-tips#PLPGSQL-EXTRA-CHECKS</text:a></text:span></text:p>
              <text:p text:style-name="P14"><text:span text:style-name="T22">Более широкими возможностями обладает стороннее расширение plpgsql_check (автор — Павел Стехуле).</text:span></text:p>
              <text:p text:style-name="P14"><text:span text:style-name="T23"><text:a xlink:href="https://github.com/okbob/plpgsql_check" xlink:type="simple">https://github.com/okbob/plpgsql_check</text:a></text:span></text:p>
              <text:p text:style-name="P14"><text:span text:style-name="T22"/></text:p>
              <text:p text:style-name="P14"><text:span text:style-name="T22"/></text:p>
            </draw:text-box>
          </draw:frame>
        </presentation:notes>
      </draw:page>
      <draw:page draw:name="page6" draw:style-name="dp1" draw:master-page-name="master" presentation:presentation-page-layout-name="AL1T1">
        <office:forms form:automatic-focus="false" form:apply-design-mode="false"/>
        <draw:frame presentation:style-name="pr7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8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16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20"/></text:p>
            <text:p text:style-name="P1"><text:span text:style-name="T20"/></text:p>
            <text:p text:style-name="P1"><text:span text:style-name="T20"/></text:p>
            <text:p text:style-name="P1"><text:span text:style-name="T20"><text:s text:c="11"/></text:span><text:span text:style-name="T20">$ psql</text:span></text:p>
            <text:p text:style-name="P1"><text:span text:style-name="T20"><text:s text:c="11"/></text:span><text:span text:style-name="T20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" presentation:presentation-page-layout-name="AL1T1">
        <office:forms form:automatic-focus="false" form:apply-design-mode="false"/>
        <draw:frame presentation:style-name="pr3" draw:text-style-name="P11" draw:layer="layout" svg:width="19.8cm" svg:height="1.741cm" svg:x="1.2cm" svg:y="0.737cm" presentation:class="title" presentation:user-transformed="true">
          <draw:text-box>
            <text:p><text:span text:style-name="T12">Проверка результата</text:span></text:p>
          </draw:text-box>
        </draw:frame>
        <draw:frame presentation:style-name="pr4" draw:text-style-name="P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24">INTO STRICT</text:span></text:p>
                <text:list>
                  <text:list-item>
                    <text:p text:style-name="P12"><text:span text:style-name="T13">гарантия получения ровно одной строки — ни больше, ни меньше</text:span></text:p>
                  </text:list-item>
                </text:list>
              </text:list-item>
              <text:list-item>
                <text:p text:style-name="P8"><text:span text:style-name="T25">Диагностика </text:span><text:span text:style-name="T24">ROW_COUNT</text:span></text:p>
                <text:list>
                  <text:list-item>
                    <text:p text:style-name="P12"><text:span text:style-name="T26">число строк, возвращенных (обработанных) последней командой SQL</text:span></text:p>
                  </text:list-item>
                </text:list>
              </text:list-item>
              <text:list-item>
                <text:p text:style-name="P8"><text:span text:style-name="T11">Переменная </text:span><text:span text:style-name="T14">FOUND</text:span></text:p>
                <text:list>
                  <text:list-item>
                    <text:p text:style-name="P13"><text:span text:style-name="T13">после команды SQL: истина, если команда вернула (обработала) строку</text:span></text:p>
                  </text:list-item>
                  <text:list-item>
                    <text:p text:style-name="P13"><text:span text:style-name="T13">после цикла: признак того, что выполнилась хотя бы одна итерация</text:span></text:p>
                  </text:list-item>
                </text:list>
              </text:list-item>
              <text:list-item>
                <text:p text:style-name="P8"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1" draw:text-style-name="P19" draw:layer="layout" svg:width="16.713cm" svg:height="13.479cm" svg:x="2.108cm" svg:y="14.207cm" presentation:class="notes" presentation:user-transformed="true">
            <draw:text-box>
              <text:p text:style-name="P18"><text:span text:style-name="T27">Добавив к предложению INTO ключевое слово STRICT, мы получим гарантию того, что команда вернула или обработала </text:span><text:span text:style-name="T28">ровно</text:span><text:span text:style-name="T27"> одну</text:span><text:span text:style-name="T27"><text:line-break/></text:span><text:span text:style-name="T27">строку — иначе будет зафиксирована ошибка.</text:span></text:p>
              <text:p text:style-name="P18"><text:span text:style-name="T27">Кроме того, можно узнать статус только что выполненной команды SQL (если она не завершилась ошибкой). Для этого есть два способа.</text:span></text:p>
              <text:p text:style-name="P18"><text:span text:style-name="T27">Во-первых, можно получить число строк, затронутых командой,</text:span><text:span text:style-name="T27"><text:line-break/></text:span><text:span text:style-name="T27">с помощью конструкции GET DIAGNOSTICS.</text:span></text:p>
              <text:p text:style-name="P18"><text:span text:style-name="T27">Во-вторых, специальная логическая переменная FOUND показывает, были ли обработаны командой хотя бы какие-то данные.</text:span></text:p>
              <text:p text:style-name="P18"><text:span text:style-name="T27">Переменную FOUND можно использовать и как индикатор того,</text:span><text:span text:style-name="T27"><text:line-break/></text:span><text:span text:style-name="T27">что тело цикла выполнилось минимум один раз.</text:span></text:p>
              <text:p><text:span text:style-name="T29"><text:a xlink:href="https://postgrespro.ru/docs/postgresql/16/plpgsql-statements#PLPGSQL-STATEMENTS-DIAGNOSTICS" xlink:type="simple">https://postgrespro.ru/docs/postgresql/16/plpgsql-statements#PLPGSQL-STATEMENTS-DIAGNOSTICS</text:a></text:span></text:p>
              <text:p><text:span text:style-name="T30"/></text:p>
            </draw:text-box>
          </draw:frame>
        </presentation:notes>
      </draw:page>
      <draw:page draw:name="page8" draw:style-name="dp1" draw:master-page-name="master" presentation:presentation-page-layout-name="AL1T1">
        <office:forms form:automatic-focus="false" form:apply-design-mode="false"/>
        <draw:frame presentation:style-name="pr7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8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16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20"/></text:p>
            <text:p text:style-name="P1"><text:span text:style-name="T20"/></text:p>
            <text:p text:style-name="P1"><text:span text:style-name="T20"/></text:p>
            <text:p text:style-name="P1"><text:span text:style-name="T20"><text:s text:c="11"/></text:span><text:span text:style-name="T20">$ psql</text:span></text:p>
            <text:p text:style-name="P1"><text:span text:style-name="T20"><text:s text:c="11"/></text:span><text:span text:style-name="T20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" presentation:presentation-page-layout-name="AL1T1">
        <office:forms form:automatic-focus="false" form:apply-design-mode="false"/>
        <draw:frame presentation:style-name="pr3" draw:text-style-name="P11" draw:layer="layout" svg:width="19.8cm" svg:height="1.741cm" svg:x="1.2cm" svg:y="0.737cm" presentation:class="title" presentation:user-transformed="true">
          <draw:text-box>
            <text:p><text:span text:style-name="T12">Табличные функции</text:span></text:p>
          </draw:text-box>
        </draw:frame>
        <draw:frame presentation:style-name="pr4" draw:text-style-name="P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25">Строки запроса</text:span></text:p>
                <text:list>
                  <text:list-item>
                    <text:p text:style-name="P12"><text:span text:style-name="T31">RETURN QUERY </text:span><text:span text:style-name="T32">запрос</text:span><text:span text:style-name="T31">;</text:span></text:p>
                  </text:list-item>
                </text:list>
              </text:list-item>
              <text:list-item>
                <text:p text:style-name="P17"><text:span text:style-name="T11">Одна строка</text:span></text:p>
                <text:list>
                  <text:list-item>
                    <text:p text:style-name="P20"><text:span text:style-name="T31">RETURN NEXT </text:span><text:span text:style-name="T32">выражение</text:span><text:span text:style-name="T31">;</text:span><text:span text:style-name="T31"><text:tab/></text:span><text:span text:style-name="T33">если нет выходных параметров</text:span></text:p>
                  </text:list-item>
                  <text:list-item>
                    <text:p text:style-name="P21"><text:span text:style-name="T31">RETURN NEXT;</text:span><text:span text:style-name="T31"><text:tab/></text:span><text:span text:style-name="T33">если есть выходные параметры</text:span></text:p>
                  </text:list-item>
                </text:list>
              </text:list-item>
              <text:list-item>
                <text:p text:style-name="P8"><text:span text:style-name="T11">Особенности</text:span></text:p>
                <text:list>
                  <text:list-item>
                    <text:p text:style-name="P13"><text:span text:style-name="T13">строки добавляются к результату,</text:span><text:span text:style-name="T13"><text:line-break/></text:span><text:span text:style-name="T13">но выполнение функции не прекращается</text:span></text:p>
                  </text:list-item>
                  <text:list-item>
                    <text:p text:style-name="P13"><text:span text:style-name="T13">команды можно выполнять несколько раз</text:span></text:p>
                  </text:list-item>
                  <text:list-item>
                    <text:p text:style-name="P13"><text:span text:style-name="T13">результат не возвращается, пока функция не завершится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19" draw:layer="layout" svg:width="16.713cm" svg:height="14.521cm" svg:x="2.286cm" svg:y="14.207cm" presentation:class="notes" presentation:user-transformed="true">
            <draw:text-box>
              <text:p text:style-name="P18"><text:span text:style-name="T30">Чтобы создать </text:span><text:span text:style-name="T34">на PL/pgSQL </text:span><text:span text:style-name="T30">табличную функцию, нужно объявить</text:span><text:span text:style-name="T30"><text:line-break/></text:span><text:span text:style-name="T30">ее как RETURNS SETOF или RETURNS TABLE (точно так же, </text:span><text:span text:style-name="T30"><text:line-break/></text:span><text:span text:style-name="T30">как и для SQL).</text:span></text:p>
              <text:p text:style-name="P18"><text:span text:style-name="T30">Отдельные элементы возвращаемого значения формируются</text:span><text:span text:style-name="T30"><text:line-break/></text:span><text:span text:style-name="T30">в специальном буфере командами RETURN QUERY и(или) RETURN NEXT. Эти операторы не завершают выполнение, их вызовы можно смешивать и вызывать несколько раз в теле функции, при этом их результаты будут объединены. По окончании работы функции (вызов RETURN без параметров или достижение конца ее тела) будет возвращен результирующий набор строк из буфера.</text:span></text:p>
              <text:p text:style-name="P18"><text:span text:style-name="T30">Если после выполнения одиночной команды RETURN QUERY </text:span><text:span text:style-name="T35">запрос </text:span><text:span text:style-name="T30">выполнение будет завершено, то результат функции будет таким же, как в случае SQL-функции, содержащей этот </text:span><text:span text:style-name="T36">запрос</text:span><text:span text:style-name="T30"> в качестве последнего. Однако запрос из SQL-функции имеет шансы быть подставленным в объемлющий запрос, а в случае PL/pgSQL это исключено.</text:span></text:p>
              <text:p text:style-name="P18"><text:span text:style-name="T30">Команда RETURN NEXT накапливает результат функции построчно, она похожа на обычный RETURN, но, как мы уже отмечали,</text:span><text:span text:style-name="T30"><text:line-break/></text:span><text:span text:style-name="T30">не прекращает выполнение функции, а добавляет возвращаемое значение в качестве очередной строки будущего результата.</text:span></text:p>
              <text:p text:style-name="P18"><text:span text:style-name="T30">Таким образом, команды RETURN NEXT и RETURN QUERY</text:span><text:span text:style-name="T30"><text:line-break/></text:span><text:span text:style-name="T35">не</text:span><text:span text:style-name="T30"> работают как yield в функциях-генераторах современных языков.</text:span></text:p>
              <text:p text:style-name="P18"><text:span text:style-name="T29"><text:a xlink:href="https://postgrespro.ru/docs/postgresql/16/plpgsql-control-structures#PLPGSQL-STATEMENTS-RETURNING" xlink:type="simple">https://postgrespro.ru/docs/postgresql/16/plpgsql-control-structures#PLPGSQL-STATEMENTS-RETURNING</text:a></text:span></text:p>
              <text:p text:style-name="P18"><text:span text:style-name="T30"/></text:p>
            </draw:text-box>
          </draw:frame>
        </presentation:notes>
      </draw:page>
      <draw:page draw:name="page10" draw:style-name="dp1" draw:master-page-name="master" presentation:presentation-page-layout-name="AL1T1">
        <office:forms form:automatic-focus="false" form:apply-design-mode="false"/>
        <draw:frame presentation:style-name="pr7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8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16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20"/></text:p>
            <text:p text:style-name="P1"><text:span text:style-name="T20"/></text:p>
            <text:p text:style-name="P1"><text:span text:style-name="T20"/></text:p>
            <text:p text:style-name="P1"><text:span text:style-name="T20"><text:s text:c="11"/></text:span><text:span text:style-name="T20">$ psql</text:span></text:p>
            <text:p text:style-name="P1"><text:span text:style-name="T20"><text:s text:c="11"/></text:span><text:span text:style-name="T20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Итоги</text:span></text:p>
          </draw:text-box>
        </draw:frame>
        <draw:frame presentation:style-name="pr4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8"><text:span text:style-name="T37">PL/pgSQL тесно интегрирован с SQL</text:span></text:p>
                <text:list>
                  <text:list-item>
                    <text:p text:style-name="P13"><text:span text:style-name="T38">в процедурном коде можно выполнять запросы</text:span><text:span text:style-name="T38"><text:line-break/></text:span><text:span text:style-name="T38">(оформленные как выражения или отдельные команды)</text:span></text:p>
                  </text:list-item>
                  <text:list-item>
                    <text:p text:style-name="P13"><text:span text:style-name="T38">в запросах можно использовать переменные</text:span></text:p>
                  </text:list-item>
                  <text:list-item>
                    <text:p text:style-name="P12"><text:span text:style-name="T38">можно получать результаты запросов и их статус</text:span></text:p>
                  </text:list-item>
                </text:list>
              </text:list-item>
              <text:list-item>
                <text:p text:style-name="P8"><text:span text:style-name="T39">Нужно следить за неоднозначностями разрешения имен</text:span></text:p>
              </text:list-item>
              <text:list-item>
                <text:p text:style-name="P22"><text:span text:style-name="T39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" presentation:presentation-page-layout-name="AL1T1">
        <office:forms form:automatic-focus="false" form:apply-design-mode="false"/>
        <draw:frame presentation:style-name="pr12" draw:layer="layout" svg:width="19.8cm" svg:height="1.737cm" svg:x="1.2cm" svg:y="0.737cm" presentation:class="title" presentation:user-transformed="true">
          <draw:text-box>
            <text:p><text:span text:style-name="T10">Практика</text:span></text:p>
          </draw:text-box>
        </draw:frame>
        <draw:frame presentation:style-name="pr13" draw:text-style-name="P24" draw:layer="layout" svg:width="25.6cm" svg:height="14.4cm" svg:x="1.2cm" svg:y="4.8cm" presentation:class="outline">
          <draw:text-box>
            <text:list text:style-name="L4">
              <text:list-item>
                <text:p text:style-name="P17"><text:span text:style-name="T14">Напишите функцию add_author для добавления новых авторов. Функция должна принимать три параметра (фамилия, имя, отчество) и возвращать идентификатор нового автора.</text:span><text:span text:style-name="T14"><text:line-break/></text:span><text:span text:style-name="T40"> </text:span><text:span text:style-name="T14"><text:line-break/></text:span><text:span text:style-name="T14">Проверьте, что приложение позволяет добавлять авторов.</text:span></text:p>
              </text:list-item>
              <text:list-item>
                <text:p text:style-name="P17"><text:span text:style-name="T14">Напишите функцию buy_book для покупки книги. Функция принимает идентификатор книги и уменьшает количество таких книг на складе на единицу. Возвращаемое значение отсутствует.</text:span><text:span text:style-name="T14"><text:line-break/></text:span><text:span text:style-name="T40"> </text:span><text:span text:style-name="T14"><text:line-break/></text:span><text:span text:style-name="T14">Проверьте, что в «Магазине» появилась возможность покупки книг.</text:span></text:p>
              </text:list-item>
            </text:list>
          </draw:text-box>
        </draw:frame>
        <draw:g draw:name="book" draw:style-name="gr4">
          <draw:custom-shape draw:style-name="gr5" draw:text-style-name="P25" draw:layer="layout" svg:width="1.309cm" svg:height="0.703cm" draw:transform="rotate (1.5707963267949) translate (9.038cm 2.272cm)">
            <text:p/>
            <draw:enhanced-geometry svg:viewBox="0 0 21600 21600" draw:glue-points="?f6 0 10800 ?f8 ?f11 10800 ?f9 21600 10800 ?f10 ?f5 10800" draw:text-areas="?f3 ?f3 ?f4 ?f4" draw:type="parallelogram" draw:modifiers="5201.2673653424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" draw:text-style-name="P26" draw:layer="layout" svg:width="1.405cm" svg:height="0.575cm" draw:transform="rotate (1.5707963267949) translate (9.166cm 2.272cm)">
            <text:p/>
            <draw:enhanced-geometry svg:viewBox="0 0 21600 21600" draw:glue-points="?f6 0 10800 ?f8 ?f11 10800 ?f9 21600 10800 ?f10 ?f5 10800" draw:text-areas="?f3 ?f3 ?f4 ?f4" draw:type="parallelogram" draw:modifiers="6328.412446059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" draw:text-style-name="P26" draw:layer="layout" svg:width="1.519cm" svg:height="0.384cm" draw:transform="rotate (1.5707963267949) translate (9.357cm 2.272cm)">
            <text:p/>
            <draw:enhanced-geometry svg:viewBox="0 0 21600 21600" draw:glue-points="?f6 0 10800 ?f8 ?f11 10800 ?f9 21600 10800 ?f10 ?f5 10800" draw:text-areas="?f3 ?f3 ?f4 ?f4" draw:type="parallelogram" draw:modifiers="7493.5070392939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8" draw:text-style-name="P25" draw:layer="layout" svg:width="1.309cm" svg:height="0.703cm" draw:transform="rotate (1.5707963267949) translate (9.687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5201.2673653424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9" draw:text-style-name="P26" draw:layer="layout" svg:width="1.405cm" svg:height="0.576cm" draw:transform="rotate (1.5707963267949) translate (9.74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6328.412446059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" draw:text-style-name="P26" draw:layer="layout" svg:width="1.519cm" svg:height="0.384cm" draw:transform="rotate (1.5707963267949) translate (9.74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7493.5070392939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1" draw:text-style-name="P26" draw:layer="layout" svg:width="1.565cm" svg:height="0.161cm" draw:transform="rotate (1.5707963267949) translate (9.58cm 2.272cm)">
            <text:p/>
            <draw:enhanced-geometry svg:viewBox="0 0 21600 21600" draw:glue-points="?f6 0 10800 ?f8 ?f11 10800 ?f9 21600 10800 ?f10 ?f5 10800" draw:text-areas="?f3 ?f3 ?f4 ?f4" draw:type="parallelogram" draw:modifiers="7828.51315521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2" draw:text-style-name="P26" draw:layer="layout" svg:width="1.565cm" svg:height="0.16cm" draw:transform="rotate (1.5707963267949) translate (9.741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7828.51315521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4" draw:text-style-name="P27" draw:layer="layout" svg:width="16.799cm" svg:height="15.121cm" svg:x="2.1cm" svg:y="14.107cm" presentation:class="notes" presentation:user-transformed="true">
            <draw:text-box>
              <text:p text:style-name="P18"><text:span text:style-name="T41">1.</text:span></text:p>
              <text:p text:style-name="P18"><text:span text:style-name="T42">FUNCTION add_author(last_name text, first_name text, middle_name text)</text:span><text:span text:style-name="T42"><text:line-break/></text:span><text:span text:style-name="T42">RETURNS integer</text:span></text:p>
              <text:p text:style-name="P18"><text:span text:style-name="T43">3</text:span><text:span text:style-name="T41">.</text:span></text:p>
              <text:p text:style-name="P18"><text:span text:style-name="T42">FUNCTION buy_book(book_id integer)</text:span><text:span text:style-name="T42"><text:line-break/></text:span><text:span text:style-name="T42">RETURNS void</text:span></text:p>
              <text:p text:style-name="P18"><text:span text:style-name="T43">Вы можете обратить внимание, что при покупке книг приложение позволяет «уйти в минус». Если бы количество книг хранилось</text:span><text:span text:style-name="T43"><text:line-break/></text:span><text:span text:style-name="T43">в столбце, простым и хорошим решением было бы сделать ограничение CHECK. Но в нашем случае количество рассчитывается,</text:span><text:span text:style-name="T43"><text:line-break/></text:span><text:span text:style-name="T43">и мы отложим написание проверки до темы «Триггеры».</text:span></text:p>
              <text:p text:style-name="P18"><text:span text:style-name="T43"/></text:p>
            </draw:text-box>
          </draw:frame>
        </presentation:notes>
      </draw:page>
      <draw:page draw:name="page13" draw:style-name="dp1" draw:master-page-name="master" presentation:presentation-page-layout-name="AL1T1">
        <office:forms form:automatic-focus="false" form:apply-design-mode="false"/>
        <draw:frame presentation:style-name="pr7" draw:layer="layout" svg:width="19.8cm" svg:height="1.741cm" svg:x="1.2cm" svg:y="0.737cm" presentation:class="title" presentation:user-transformed="true">
          <draw:text-box>
            <text:p><text:span text:style-name="T10">Практика+</text:span></text:p>
          </draw:text-box>
        </draw:frame>
        <draw:frame presentation:style-name="pr15" draw:text-style-name="P28" draw:layer="layout" svg:width="25.6cm" svg:height="14.4cm" svg:x="1.2cm" svg:y="4.8cm" presentation:class="outline" presentation:user-transformed="true">
          <draw:text-box>
            <text:p text:style-name="P17"><text:span text:style-name="T14">Напишите игру, в которой сервер пытается угадать загаданное пользователем животное, задавая последовательные уточняющие вопросы, на которые можно отвечать «да»</text:span><text:span text:style-name="T14"><text:line-break/></text:span><text:span text:style-name="T14">или «нет».</text:span></text:p>
            <text:p text:style-name="P17"><text:span text:style-name="T14">Если сервер предложил неправильный вариант, он запрашивает у пользователя имя животного и отличающий вопрос. Эта новая информация запоминается и используется в следующих играх.</text:span></text:p>
            <text:list text:style-name="L4">
              <text:list-item>
                <text:p text:style-name="P17"><text:span text:style-name="T14">Создайте таблицу для представления информации.</text:span></text:p>
              </text:list-item>
              <text:list-item>
                <text:p text:style-name="P17"><text:span text:style-name="T14">Придумайте интерфейс и реализуйте необходимые функции.</text:span></text:p>
              </text:list-item>
              <text:list-item>
                <text:p text:style-name="P17"><text:span text:style-name="T14">Проверьте реализацию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6" draw:text-style-name="P31" draw:layer="layout" svg:width="16.799cm" svg:height="14.024cm" svg:x="2.1cm" svg:y="14.107cm" presentation:class="notes" presentation:user-transformed="true">
            <draw:text-box>
              <text:p text:style-name="P29"><text:span text:style-name="T44">Пример диалога (между людьми):</text:span></text:p>
              <text:p text:style-name="P30"><text:span text:style-name="T44">— </text:span><text:span text:style-name="T44">Это млекопитающее?</text:span><text:span text:style-name="T44"><text:tab/></text:span><text:span text:style-name="T44">— Да.</text:span><text:span text:style-name="T44"><text:line-break/></text:span><text:span text:style-name="T44">— Это слон?</text:span><text:span text:style-name="T44"><text:tab/></text:span><text:span text:style-name="T44">— Нет.</text:span><text:span text:style-name="T44"><text:line-break/></text:span><text:span text:style-name="T44">— Сдаюсь. Кто это?</text:span><text:span text:style-name="T44"><text:tab/></text:span><text:span text:style-name="T44">— Кит.</text:span><text:span text:style-name="T44"><text:line-break/></text:span><text:span text:style-name="T44">— Как отличить кита от слона?</text:span><text:span text:style-name="T44"><text:tab/></text:span><text:span text:style-name="T44">— Он живет в воде.</text:span></text:p>
              <text:p text:style-name="P29"><text:span text:style-name="T45"><text:s/></text:span></text:p>
              <text:p text:style-name="P29"><text:span text:style-name="T44">1. Информацию удобно представить в виде двоичного дерева. Внутренние узлы хранят вопросы, листовые узлы — названия животных. Один из дочерних узлов соответствует ответу «да», другой — ответу «нет».</text:span></text:p>
              <text:p text:style-name="P29"><text:span text:style-name="T44">2. Между вызовами функций надо передавать информацию о том,</text:span><text:span text:style-name="T44"><text:line-break/></text:span><text:span text:style-name="T44">на каком узле дерева мы остановились («контекст» диалога). Функции могут быть, например, такими.</text:span></text:p>
              <text:list text:style-name="L1">
                <text:list-item>
                  <text:p text:style-name="P29"><text:span text:style-name="T44">начать игру (нет входного контекста):</text:span><text:span text:style-name="T44"><text:line-break/></text:span><text:span text:style-name="T45"> </text:span><text:span text:style-name="T44"><text:line-break/></text:span><text:span text:style-name="T46">FUNCTION start_game(OUT context integer, OUT question text)</text:span></text:p>
                </text:list-item>
                <text:list-item>
                  <text:p text:style-name="P29"><text:span text:style-name="T44">продолжение игры (получаем ответ, выдаем следующий вопрос):</text:span><text:span text:style-name="T44"><text:line-break/></text:span><text:span text:style-name="T45"> </text:span><text:span text:style-name="T44"><text:line-break/></text:span><text:span text:style-name="T46">FUNCTION continue_game(</text:span><text:span text:style-name="T46"><text:line-break/></text:span><text:span text:style-name="T46"> <text:s text:c="3"/>INOUT context integer, IN answer boolean,</text:span><text:span text:style-name="T46"><text:line-break/></text:span><text:span text:style-name="T46"> <text:s text:c="3"/>OUT you_win boolean, OUT question text)</text:span></text:p>
                </text:list-item>
                <text:list-item>
                  <text:p text:style-name="P29"><text:span text:style-name="T44">завершение игры (внесение информации о новом животном):</text:span><text:span text:style-name="T44"><text:line-break/></text:span><text:span text:style-name="T45"> </text:span><text:span text:style-name="T44"><text:line-break/></text:span><text:span text:style-name="T46">FUNCTION end_game(</text:span><text:span text:style-name="T46"><text:line-break/></text:span><text:span text:style-name="T46"> <text:s text:c="3"/>IN context integer, IN name text, IN question text)</text:span><text:span text:style-name="T46"><text:line-break/></text:span><text:span text:style-name="T46">RETURNS void</text:span></text:p>
                </text:list-item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Mono" svg:font-family="'Liberation Mono'" style:font-pitch="fixed"/>
    <style:font-face style:name="Liberation Mono1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, Arial" style:font-family-generic="swiss" style:font-pitch="variable"/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0deg" draw:border="0%">
      <loext:gradient-stop svg:offset="0" loext:color-type="rgb" loext:color-value="#ffde59"/>
      <loext:gradient-stop svg:offset="1" loext:color-type="rgb" loext:color-value="#b47804"/>
    </draw:gradient>
    <draw:gradient draw:name="Gradient_20_2" draw:display-name="Gradient 2" draw:style="linear" draw:start-color="#e6e6ff" draw:end-color="#f0e6ff" draw:start-intensity="100%" draw:end-intensity="100%" draw:angle="300deg" draw:border="0%">
      <loext:gradient-stop svg:offset="0" loext:color-type="rgb" loext:color-value="#e6e6ff"/>
      <loext:gradient-stop svg:offset="1" loext:color-type="rgb" loext:color-value="#f0e6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Empty" xlink:href="Pictures/10000000000000080000000827EECF9B.png" xlink:type="simple" xlink:show="embed" xlink:actuate="onLoad"/>
    <draw:opacity draw:name="Transparency_20_2" draw:display-name="Transparency 2" draw:style="linear" draw:start="100%" draw:end="50%" draw:angle="0deg" draw:border="25%">
      <loext:opacity-stop svg:offset="0" svg:stop-opacity="1"/>
      <loext:opacity-stop svg:offset="1" svg:stop-opacity="0.501960784313726"/>
    </draw:opacity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loext:opacity="0%" fo:language="ru" fo:country="RU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3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loext:opacity="100%" style:font-name="Liberation Sans3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Table_20_Contents" style:display-name="Table Contents" style:family="graphic">
      <style:paragraph-properties style:text-autospace="none"/>
    </style:style>
    <style:style style:name="Footer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-background" style:family="presentation">
      <style:graphic-properties draw:stroke="none" draw:fill="none"/>
      <style:text-properties style:letter-kerning="true"/>
    </style:style>
    <style:style style:name="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outline1" style:family="presentation">
      <style:graphic-properties draw:stroke="none" draw:fill="none" draw:auto-grow-height="false" draw:fit-to-size="false" style:shrink-to-fit="true">
        <text:list-style style:name="master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erif1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-outline2" style:family="presentation" style:parent-style-name="master-outline1">
      <style:paragraph-properties fo:margin-top="0cm" fo:margin-bottom="0.4cm"/>
      <style:text-properties style:font-name="Liberation Serif1" fo:font-family="'Liberation Serif'" style:font-family-generic="roman" style:font-pitch="variable" fo:font-size="24pt" style:font-size-asian="24pt" style:font-size-complex="24pt"/>
    </style:style>
    <style:style style:name="master-outline3" style:family="presentation" style:parent-style-name="master-outline2">
      <style:paragraph-properties fo:margin-top="0cm" fo:margin-bottom="0.3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4" style:family="presentation" style:parent-style-name="master-outline3">
      <style:paragraph-properties fo:margin-top="0cm" fo:margin-bottom="0.2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5" style:family="presentation" style:parent-style-name="master-outline4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6" style:family="presentation" style:parent-style-name="master-outline5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7" style:family="presentation" style:parent-style-name="master-outline6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8" style:family="presentation" style:parent-style-name="master-outline7">
      <style:paragraph-properties fo:margin-top="0cm" fo:margin-bottom="0.1cm"/>
      <style:text-properties fo:font-size="20pt" style:font-size-asian="20pt" style:font-size-complex="20pt"/>
    </style:style>
    <style:style style:name="master-outline9" style:family="presentation" style:parent-style-name="master-outline8">
      <style:paragraph-properties fo:margin-top="0cm" fo:margin-bottom="0.1cm"/>
      <style:text-properties fo:font-size="20pt" style:font-size-asian="20pt" style:font-size-complex="20pt"/>
    </style:style>
    <style:style style:name="master-subtitle" style:family="presentation">
      <style:graphic-properties draw:stroke="none" draw:fill="none" draw:textarea-vertical-align="middle">
        <text:list-style style:name="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title" style:family="presentation">
      <style:graphic-properties draw:stroke="none" draw:fill="none" draw:textarea-horizontal-align="left" draw:textarea-vertical-align="top">
        <text:list-style style:name="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_5f_-background" style:display-name="master1_-background" style:family="presentation">
      <style:graphic-properties draw:stroke="none" draw:fill="bitmap" draw:fill-image-name="Empty" draw:fill-image-width="21.33cm" draw:fill-image-height="16cm" style:repeat="no-repeat" draw:fill-image-ref-point-y="10%" draw:fill-image-ref-point="bottom"/>
      <style:text-properties style:letter-kerning="true"/>
    </style:style>
    <style:style style:name="master1_5f_-backgroundobjects" style:display-name="master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_5f_-notes" style:display-name="master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_5f_-outline1" style:display-name="master1_-outline1" style:family="presentation">
      <style:graphic-properties draw:stroke="none" draw:fill="none" draw:auto-grow-height="false" draw:fit-to-size="false" style:shrink-to-fit="true">
        <text:list-style style:name="master1_5f_-outline1" style:display-name="master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outline2" style:display-name="master1_-outline2" style:family="presentation" style:parent-style-name="master1_5f_-outline1">
      <style:paragraph-properties fo:margin-top="0cm" fo:margin-bottom="0.4cm"/>
      <style:text-properties fo:font-size="28pt" style:font-size-asian="28pt" style:font-size-complex="28pt"/>
    </style:style>
    <style:style style:name="master1_5f_-outline3" style:display-name="master1_-outline3" style:family="presentation" style:parent-style-name="master1_5f_-outline2">
      <style:paragraph-properties fo:margin-top="0cm" fo:margin-bottom="0.3cm"/>
      <style:text-properties fo:font-size="24pt" style:font-size-asian="24pt" style:font-size-complex="24pt"/>
    </style:style>
    <style:style style:name="master1_5f_-outline4" style:display-name="master1_-outline4" style:family="presentation" style:parent-style-name="master1_5f_-outline3">
      <style:paragraph-properties fo:margin-top="0cm" fo:margin-bottom="0.2cm"/>
      <style:text-properties fo:font-size="20pt" style:font-size-asian="20pt" style:font-size-complex="20pt"/>
    </style:style>
    <style:style style:name="master1_5f_-outline5" style:display-name="master1_-outline5" style:family="presentation" style:parent-style-name="master1_5f_-outline4">
      <style:paragraph-properties fo:margin-top="0cm" fo:margin-bottom="0.1cm"/>
      <style:text-properties fo:font-size="20pt" style:font-size-asian="20pt" style:font-size-complex="20pt"/>
    </style:style>
    <style:style style:name="master1_5f_-outline6" style:display-name="master1_-outline6" style:family="presentation" style:parent-style-name="master1_5f_-outline5">
      <style:paragraph-properties fo:margin-top="0cm" fo:margin-bottom="0.1cm"/>
      <style:text-properties fo:font-size="20pt" style:font-size-asian="20pt" style:font-size-complex="20pt"/>
    </style:style>
    <style:style style:name="master1_5f_-outline7" style:display-name="master1_-outline7" style:family="presentation" style:parent-style-name="master1_5f_-outline6">
      <style:paragraph-properties fo:margin-top="0cm" fo:margin-bottom="0.1cm"/>
      <style:text-properties fo:font-size="20pt" style:font-size-asian="20pt" style:font-size-complex="20pt"/>
    </style:style>
    <style:style style:name="master1_5f_-outline8" style:display-name="master1_-outline8" style:family="presentation" style:parent-style-name="master1_5f_-outline7">
      <style:paragraph-properties fo:margin-top="0cm" fo:margin-bottom="0.1cm"/>
      <style:text-properties fo:font-size="20pt" style:font-size-asian="20pt" style:font-size-complex="20pt"/>
    </style:style>
    <style:style style:name="master1_5f_-outline9" style:display-name="master1_-outline9" style:family="presentation" style:parent-style-name="master1_5f_-outline8">
      <style:paragraph-properties fo:margin-top="0cm" fo:margin-bottom="0.1cm"/>
      <style:text-properties fo:font-size="20pt" style:font-size-asian="20pt" style:font-size-complex="20pt"/>
    </style:style>
    <style:style style:name="master1_5f_-subtitle" style:display-name="master1_-subtitle" style:family="presentation">
      <style:graphic-properties draw:stroke="none" draw:fill="none" draw:textarea-vertical-align="middle">
        <text:list-style style:name="master1_5f_-subtitle" style:display-name="master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title" style:display-name="master1_-title" style:family="presentation">
      <style:graphic-properties draw:stroke="none" draw:fill="none" draw:textarea-horizontal-align="left" draw:textarea-vertical-align="top">
        <text:list-style style:name="master1_5f_-title" style:display-name="master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Empty" draw:fill-image-width="21.33cm" draw:fill-image-height="16cm" style:repeat="no-repeat" draw:fill-image-ref-point-y="10%" draw:fill-image-ref-point="botto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middle" draw:auto-grow-width="false" fo:min-height="0.94cm" fo:min-width="3.026cm" fo:padding-right="0cm" loext:decorative="false"/>
      <style:paragraph-properties style:writing-mode="lr-tb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master-backgroundobjects">
      <style:graphic-properties draw:stroke="none" draw:fill="gradient" draw:fill-color="#f0e6ff" draw:fill-gradient-name="Gradient_20_2" draw:textarea-vertical-align="middle" draw:auto-grow-height="false" loext:decorative="false"/>
    </style:style>
    <style:style style:name="Mpr2" style:family="presentation" style:parent-style-name="master-outline1">
      <style:graphic-properties fo:min-height="12.18cm" loext:decorative="false"/>
      <style:paragraph-properties style:writing-mode="lr-tb"/>
    </style:style>
    <style:style style:name="Mpr3" style:family="presentation" style:parent-style-name="mast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ast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aster1_5f_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 loext:decorative="false"/>
    </style:style>
    <style:style style:name="Mpr6" style:family="presentation" style:parent-style-name="master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master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f0e6ff" draw:fill-gradient-name="Gradient_20_2"/>
      <style:paragraph-properties fo:text-align="center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  <style:paragraph-properties fo:text-align="end"/>
    </style:style>
    <style:style style:name="MP9" style:family="paragraph">
      <loext:graphic-properties draw:fill="solid" draw:fill-color="#000033" draw:opacity="100%" draw:opacity-name="Transparency_20_2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28pt" style:font-size-complex="28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color="#000033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-title" draw:layer="backgroundobjects" svg:width="19.8cm" svg:height="1.56cm" svg:x="1.4cm" svg:y="0.837cm" presentation:class="title" presentation:placeholder="true">
        <draw:text-box/>
      </draw:frame>
      <draw:frame presentation:style-name="Mpr2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4.57cm" svg:height="1.93cm" svg:x="22.27cm" svg:y="0.37cm">
        <draw:image xlink:href="Pictures/100048B800001B6E00000B78D6AD0773.wmf" xlink:type="simple" xlink:show="embed" xlink:actuate="onLoad" draw:mime-type="image/x-wmf">
          <text:p/>
        </draw:image>
        <draw:image xlink:href="Pictures/10000001000001090000006F65585C7C.png" xlink:type="simple" xlink:show="embed" xlink:actuate="onLoad" draw:mime-type="image/png"/>
      </draw:frame>
      <draw:frame draw:style-name="Mgr4" draw:text-style-name="MP8" draw:layer="backgroundobjects" svg:width="2.2cm" svg:height="1.19cm" svg:x="24.6cm" svg:y="19.2cm">
        <draw:text-box>
          <text:p text:style-name="MP7"><text:span text:style-name="MT5"><text:page-number>&lt;number&gt;</text:page-number></text:span></text:p>
        </draw:text-box>
      </draw:frame>
      <presentation:notes style:page-layout-name="PM0">
        <draw:page-thumbnail presentation:style-name="master-title" draw:layer="backgroundobjects" svg:width="14.848cm" svg:height="11.136cm" svg:x="3.075cm" svg:y="2.257cm" presentation:class="page"/>
        <draw:frame presentation:style-name="mast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_5f_" style:display-name="master1_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6" draw:layer="backgroundobjects" svg:width="28cm" svg:height="21.64cm" svg:x="0cm" svg:y="0cm">
        <draw:image xlink:href="Pictures/10000000000008A80000067E94903FC7.jpg" xlink:type="simple" xlink:show="embed" xlink:actuate="onLoad" draw:mime-type="image/jpeg">
          <text:p/>
        </draw:image>
      </draw:frame>
      <draw:frame presentation:style-name="master1_5f_-outline1" draw:layer="backgroundobjects" svg:width="25.199cm" svg:height="2.107cm" svg:x="1.4cm" svg:y="15.086cm" presentation:class="outline" presentation:placeholder="true">
        <draw:text-box/>
      </draw:frame>
      <draw:custom-shape presentation:style-name="Mpr5" draw:text-style-name="MP9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master1_5f_-title" draw:layer="backgroundobjects" svg:width="25.24cm" svg:height="1.98cm" svg:x="1.43cm" svg:y="0.76cm" presentation:class="title" presentation:placeholder="true">
        <draw:text-box/>
      </draw:frame>
      <draw:frame draw:style-name="Mgr5" draw:text-style-name="MP6" draw:layer="backgroundobjects" svg:width="6.698cm" svg:height="3.018cm" svg:x="1.43cm" svg:y="5.522cm">
        <draw:image xlink:href="Pictures/10001EB70000819B00003A65E3238843.svg" xlink:type="simple" xlink:show="embed" xlink:actuate="onLoad" draw:mime-type="image/svg+xml">
          <text:p/>
        </draw:image>
        <draw:image xlink:href="Pictures/100000010000041D000001DB94B0D497.png" xlink:type="simple" xlink:show="embed" xlink:actuate="onLoad" draw:mime-type="image/png"/>
      </draw:frame>
      <presentation:notes style:page-layout-name="PM0">
        <draw:page-thumbnail presentation:style-name="master1_5f_-title" draw:layer="backgroundobjects" svg:width="0.001cm" svg:height="0.001cm" svg:x="0cm" svg:y="2.257cm" presentation:class="page"/>
        <draw:frame presentation:style-name="master1_5f_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3T14:43:57.008538571</meta:creation-date>
    <meta:editing-duration>P2DT17H23M48S</meta:editing-duration>
    <meta:editing-cycles>156</meta:editing-cycles>
    <meta:generator>LibreOffice/24.2.4.2$Linux_X86_64 LibreOffice_project/420$Build-2</meta:generator>
    <dc:date>2024-07-02T05:34:15.681979635</dc:date>
    <meta:document-statistic meta:object-count="97"/>
    <meta:template xlink:type="simple" xlink:actuate="onRequest" xlink:title="master" xlink:href="../../../../../.config/libreoffice/4/user/template/master.otp" meta:date="2015-06-03T14:43:56.815095550"/>
  </office:meta>
</office:document-meta>
</file>